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655cm" fo:min-width="3.945cm" fo:padding-top="0.165cm" fo:padding-bottom="0.165cm" fo:padding-left="0.29cm" fo:padding-right="0.29cm" style:writing-mode="lr-tb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576cm" fo:min-width="3.389cm" fo:padding-top="0.165cm" fo:padding-bottom="0.165cm" fo:padding-left="0.29cm" fo:padding-right="0.29cm" style:writing-mode="lr-tb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82cm" fo:min-width="2.278cm" fo:padding-top="0.165cm" fo:padding-bottom="0.165cm" fo:padding-left="0.29cm" fo:padding-right="0.29cm" style:writing-mode="lr-tb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873cm" fo:min-width="1.97cm" fo:padding-top="0.165cm" fo:padding-bottom="0.165cm" fo:padding-left="0.29cm" fo:padding-right="0.29cm" style:writing-mode="lr-tb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115cm" fo:padding-top="0.165cm" fo:padding-bottom="0.165cm" fo:padding-left="0.29cm" fo:padding-right="0.29cm" style:writing-mode="lr-tb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339cm" fo:padding-top="0.165cm" fo:padding-bottom="0.165cm" fo:padding-left="0.29cm" fo:padding-right="0.29cm" style:writing-mode="lr-tb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564cm" fo:padding-top="0.165cm" fo:padding-bottom="0.165cm" fo:padding-left="0.29cm" fo:padding-right="0.29cm" style:writing-mode="lr-tb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873cm" fo:min-width="2.419cm" fo:padding-top="0.165cm" fo:padding-bottom="0.165cm" fo:padding-left="0.29cm" fo:padding-right="0.29cm" style:writing-mode="lr-tb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788cm" fo:padding-top="0.165cm" fo:padding-bottom="0.165cm" fo:padding-left="0.29cm" fo:padding-right="0.29cm" style:writing-mode="lr-tb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-width="0.321cm" draw:marker-end-width="0.321cm" draw:fill="none" draw:fill-color="#b2b2b2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114cm" fo:padding-top="0.165cm" fo:padding-bottom="0.165cm" fo:padding-left="0.29cm" fo:padding-right="0.29cm" style:writing-mode="lr-tb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1.89cm" fo:padding-top="0.165cm" fo:padding-bottom="0.165cm" fo:padding-left="0.29cm" fo:padding-right="0.29cm" style:writing-mode="lr-tb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 style:writing-mode="lr-tb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b2b2b2"/>
      <style:paragraph-properties fo:text-align="center" style:writing-mode="lr-tb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-color="#b2b2b2"/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b2b2b2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905cm" svg:x="8.408cm" svg:y="16.487cm">
          <text:p text:style-name="P1">Son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9.254cm" svg:y="4.491cm">
          <text:p text:style-name="P1">Customer/Sing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2.587cm" svg:y="23.542cm">
          <text:p text:style-name="P1">Contributo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937cm" svg:height="3.81cm" svg:x="6.08cm" svg:y="19.415cm">
          <text:p text:style-name="P3"><text:span text:style-name="T1">Contribut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5.714cm" svg:height="2.223cm" svg:x="4.493cm" svg:y="8.619cm">
          <text:p text:style-name="P3"><text:span text:style-name="T1">Queu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3.492cm" svg:height="1.587cm" svg:x="3.857cm" svg:y="4.174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5.604cm" svg:y="3.857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4.969cm" svg:y="5.762cm">
          <text:p text:style-name="P1">Ph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809cm" svg:height="1.587cm" svg:x="3.54cm" svg:y="6.079cm">
          <text:p text:style-name="P5"><text:span text:style-name="T2">Cus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127cm" svg:height="1.587cm" svg:x="15.287cm" svg:y="16.875cm">
          <text:p text:style-name="P5"><text:span text:style-name="T2">Ver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.318cm" svg:y="13.7cm">
          <text:p text:style-name="P1">Tit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.317cm" svg:y="15.922cm">
          <text:p text:style-name="P1">Gen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4.335cm" svg:y="14.97cm">
          <text:p text:style-name="P1">Ye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444cm" svg:height="1.587cm" svg:x="15.323cm" svg:y="18.781cm">
          <text:p text:style-name="P1">Du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.127cm" svg:height="1.587cm" svg:x="14.653cm" svg:y="21.32cm">
          <text:p text:style-name="P1">Ro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0.208cm" svg:y="22.908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4.762cm" svg:height="1.587cm" svg:x="8.303cm" svg:y="24.812cm">
          <text:p text:style-name="P5"><text:span text:style-name="T2">Contrib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12.112cm" svg:y1="6.396cm" svg:x2="7.985cm" svg:y2="8.937cm">
          <text:p/>
        </draw:line>
        <draw:line draw:style-name="gr10" draw:text-style-name="P7" draw:layer="layout" svg:x1="7.35cm" svg:y1="4.809cm" svg:x2="9.254cm" svg:y2="4.809cm">
          <text:p/>
        </draw:line>
        <draw:line draw:style-name="gr10" draw:text-style-name="P7" draw:layer="layout" svg:x1="7.349cm" svg:y1="6.714cm" svg:x2="9.254cm" svg:y2="6.396cm">
          <text:p/>
        </draw:line>
        <draw:line draw:style-name="gr10" draw:text-style-name="P7" draw:layer="layout" svg:x1="13.699cm" svg:y1="5.126cm" svg:x2="15.604cm" svg:y2="4.808cm">
          <text:p/>
        </draw:line>
        <draw:line draw:style-name="gr10" draw:text-style-name="P7" draw:layer="layout" svg:x1="13.699cm" svg:y1="6.079cm" svg:x2="14.969cm" svg:y2="6.396cm">
          <text:p/>
        </draw:line>
        <draw:line draw:style-name="gr10" draw:text-style-name="P7" draw:layer="layout" svg:x1="7.032cm" svg:y1="23.542cm" svg:x2="7.985cm" svg:y2="22.272cm">
          <text:p/>
        </draw:line>
        <draw:line draw:style-name="gr10" draw:text-style-name="P7" draw:layer="layout" svg:x1="14.017cm" svg:y1="21.32cm" svg:x2="14.652cm" svg:y2="21.955cm">
          <text:p/>
        </draw:line>
        <draw:line draw:style-name="gr10" draw:text-style-name="P7" draw:layer="layout" svg:x1="5.445cm" svg:y1="18.462cm" svg:x2="8.62cm" svg:y2="18.462cm">
          <text:p/>
        </draw:line>
        <draw:line draw:style-name="gr10" draw:text-style-name="P7" draw:layer="layout" svg:x1="12.747cm" svg:y1="17.51cm" svg:x2="15.463cm" svg:y2="17.721cm">
          <text:p/>
        </draw:line>
        <draw:line draw:style-name="gr10" draw:text-style-name="P7" draw:layer="layout" svg:x1="12.747cm" svg:y1="18.462cm" svg:x2="15.287cm" svg:y2="19.415cm">
          <text:p/>
        </draw:line>
        <draw:line draw:style-name="gr10" draw:text-style-name="P7" draw:layer="layout" svg:x1="4.81cm" svg:y1="14.652cm" svg:x2="8.62cm" svg:y2="16.557cm">
          <text:p/>
        </draw:line>
        <draw:line draw:style-name="gr10" draw:text-style-name="P7" draw:layer="layout" svg:x1="4.81cm" svg:y1="16.557cm" svg:x2="8.62cm" svg:y2="17.192cm">
          <text:p/>
        </draw:line>
        <draw:line draw:style-name="gr10" draw:text-style-name="P7" draw:layer="layout" svg:x1="7.032cm" svg:y1="25.447cm" svg:x2="8.302cm" svg:y2="25.764cm">
          <text:p/>
        </draw:line>
        <draw:line draw:style-name="gr10" draw:text-style-name="P7" draw:layer="layout" svg:x1="12.748cm" svg:y1="16.558cm" svg:x2="14.335cm" svg:y2="15.605cm">
          <text:p/>
        </draw:line>
        <draw:line draw:style-name="gr10" draw:text-style-name="P7" draw:layer="layout" svg:x1="7.032cm" svg:y1="24.178cm" svg:x2="10.525cm" svg:y2="24.177cm">
          <text:p/>
        </draw:line>
        <draw:line draw:style-name="gr10" draw:text-style-name="P7" draw:layer="layout" svg:x1="10.207cm" svg:y1="19.415cm" svg:x2="10.842cm" svg:y2="18.462cm">
          <text:p/>
        </draw:line>
        <draw:custom-shape draw:style-name="gr11" draw:text-style-name="P6" draw:layer="layout" svg:width="3.81cm" svg:height="1.587cm" svg:x="1.635cm" svg:y="17.828cm">
          <text:p text:style-name="P5"><text:span text:style-name="T2">Song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4.81cm" svg:y1="16.558cm" svg:x2="8.62cm" svg:y2="17.193cm">
          <text:p/>
        </draw:line>
        <draw:frame draw:style-name="gr12" draw:text-style-name="P8" draw:layer="layout" svg:width="2.858cm" svg:height="0.962cm" svg:x="7.667cm" svg:y="7.35cm">
          <draw:text-box>
            <text:p>(1,m)</text:p>
          </draw:text-box>
        </draw:frame>
        <draw:frame draw:style-name="gr12" draw:text-style-name="P8" draw:layer="layout" svg:width="2.858cm" svg:height="0.962cm" svg:x="10.842cm" svg:y="18.77cm">
          <draw:text-box>
            <text:p>(1,m)</text:p>
          </draw:text-box>
        </draw:frame>
        <draw:frame draw:style-name="gr12" draw:text-style-name="P8" draw:layer="layout" svg:width="2.858cm" svg:height="0.962cm" svg:x="5.445cm" svg:y="22.263cm">
          <draw:text-box>
            <text:p>(1,m)</text:p>
          </draw:text-box>
        </draw:frame>
        <draw:frame draw:style-name="gr12" draw:text-style-name="P8" draw:layer="layout" svg:width="2.223cm" svg:height="0.962cm" svg:x="7.985cm" svg:y="14.652cm">
          <draw:text-box>
            <text:p>(1,m)</text:p>
          </draw:text-box>
        </draw:frame>
        <draw:line draw:style-name="gr10" draw:text-style-name="P7" draw:layer="layout" svg:x1="8.302cm" svg:y1="10.525cm" svg:x2="10.208cm" svg:y2="16.557cm">
          <text:p/>
        </draw:line>
        <draw:custom-shape draw:style-name="gr3" draw:text-style-name="P4" draw:layer="layout" svg:width="5.714cm" svg:height="2.223cm" svg:x="10.843cm" svg:y="8.937cm">
          <text:p text:style-name="P3"><text:span text:style-name="T1">Priority</text:span></text:p>
          <text:p text:style-name="P3"><text:span text:style-name="T1">Queu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7" draw:layer="layout" svg:x1="13.382cm" svg:y1="6.397cm" svg:x2="12.112cm" svg:y2="9.572cm">
          <text:p/>
        </draw:line>
        <draw:frame draw:style-name="gr12" draw:text-style-name="P8" draw:layer="layout" svg:width="2.858cm" svg:height="0.962cm" svg:x="12.747cm" svg:y="7.658cm">
          <draw:text-box>
            <text:p>(1,m)</text:p>
          </draw:text-box>
        </draw:frame>
        <draw:line draw:style-name="gr10" draw:text-style-name="P7" draw:layer="layout" svg:x1="13.065cm" svg:y1="10.842cm" svg:x2="11.16cm" svg:y2="16.557cm">
          <text:p/>
        </draw:line>
        <draw:frame draw:style-name="gr12" draw:text-style-name="P8" draw:layer="layout" svg:width="2.223cm" svg:height="0.962cm" svg:x="10.524cm" svg:y="12.747cm">
          <draw:text-box>
            <text:p>(1,m)</text:p>
          </draw:text-box>
        </draw:frame>
        <draw:custom-shape draw:style-name="gr13" draw:text-style-name="P2" draw:layer="layout" svg:width="3.492cm" svg:height="1.587cm" svg:x="2.905cm" svg:y="11.16cm">
          <text:p text:style-name="P1">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492cm" svg:height="1.587cm" svg:x="16.558cm" svg:y="8.303cm">
          <text:p text:style-name="P1">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809cm" svg:height="1.587cm" svg:x="15.605cm" svg:y="11.16cm">
          <text:p text:style-name="P1">Mone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4.81cm" svg:y1="11.16cm" svg:x2="5.762cm" svg:y2="10.207cm">
          <text:p/>
        </draw:line>
        <draw:line draw:style-name="gr10" draw:text-style-name="P7" draw:layer="layout" svg:x1="15.287cm" svg:y1="9.572cm" svg:x2="16.557cm" svg:y2="8.937cm">
          <text:p/>
        </draw:line>
        <draw:line draw:style-name="gr10" draw:text-style-name="P7" draw:layer="layout" svg:x1="16.24cm" svg:y1="11.478cm" svg:x2="14.97cm" svg:y2="10.5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0T10:14:26.220000000</meta:creation-date>
    <dc:date>2023-04-12T19:13:36.792000000</dc:date>
    <meta:editing-duration>PT6H8M21S</meta:editing-duration>
    <meta:editing-cycles>8</meta:editing-cycles>
    <meta:generator>LibreOffice/7.5.2.2$Windows_X86_64 LibreOffice_project/53bb9681a964705cf672590721dbc85eb4d0c3a2</meta:generator>
    <meta:document-statistic meta:object-count="51"/>
  </office:meta>
</office:document-meta>
</file>